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3.482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"/>
    <style:style style:name="ce18" style:family="table-cell" style:parent-style-name="Default" style:data-style-name="N108"/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 fo:border="0.74pt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7" style:family="table-cell" style:parent-style-name="Default" style:data-style-name="N3"/>
    <style:style style:name="ce24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8"/>
  </office:automatic-styles>
  <office:body>
    <office:spreadsheet>
      <table:calculation-settings table:automatic-find-labels="false"/>
      <table:table table:name="Foglio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2"/>
          <table:table-cell table:style-name="ce13" office:value-type="string" calcext:value-type="string">
            <text:p>vol.: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32" office:value-type="string" calcext:value-type="string">
            <text:p>Numero p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table:style-name="ce20" office:value-type="string" calcext:value-type="string">
            <text:p>vol. / anno</text:p>
          </table:table-cell>
          <table:table-cell table:style-name="ce22" office:value-type="float" office:value="2021" calcext:value-type="float">
            <text:p>2021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table:style-name="ce6" table:formula="of:=VLOOKUP([.E1];[.$E$6:.$F$10];2)" office:value-type="float" office:value="284" calcext:value-type="float">
            <text:p>284</text:p>
          </table:table-cell>
          <table:table-cell table:style-name="ce5" table:formula="of:=[.B6]/8" office:value-type="float" office:value="35.5" calcext:value-type="float">
            <text:p>35,50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23" office:value-type="float" office:value="284" calcext:value-type="float">
            <text:p>284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3"/>
          <table:table-cell office:value-type="string" calcext:value-type="string">
            <text:p>tot</text:p>
          </table:table-cell>
          <table:table-cell table:style-name="ce37" table:formula="of:=SUM([.F6:.F10])" office:value-type="float" office:value="1358" calcext:value-type="float">
            <text:p>1.35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0"/>
          <table:table-cell table:number-columns-repeated="8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2.42" calcext:value-type="float">
            <text:p>212,4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2" calcext:value-type="float">
            <text:p>92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3" calcext:value-type="float">
            <text:p>83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table:style-name="ce10"/>
          <table:table-cell table:number-columns-repeated="8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137" calcext:value-type="float">
            <text:p>0,137</text:p>
          </table:table-cell>
          <table:table-cell table:number-columns-repeated="7"/>
        </table:table-row>
        <table:table-row table:style-name="ro1" table:number-rows-repeated="2">
          <table:table-cell table:style-name="ce10"/>
          <table:table-cell table:number-columns-repeated="8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style-name="ce6" table:formula="of:=VLOOKUP([.B6]; [tabelle.A4:.D54]; [.B7]/10-6)" office:value-type="float" office:value="15.5" calcext:value-type="float">
            <text:p>15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5.5" calcext:value-type="float">
            <text:p>435,5</text:p>
          </table:table-cell>
          <table:table-cell/>
          <table:table-cell office:value-type="string" calcext:value-type="string">
            <text:p>Modificare su: menu-file-Proprietà del documen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5.5" calcext:value-type="float">
            <text:p>425,5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0.5" calcext:value-type="float">
            <text:p>430,5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0.5" calcext:value-type="float">
            <text:p>430,5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5.5" calcext:value-type="float">
            <text:p>425,5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5.5" calcext:value-type="float">
            <text:p>225,5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5.5" calcext:value-type="float">
            <text:p>225,5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q. scritta dorso</text:p>
          </table:table-cell>
          <table:table-cell table:formula="of:=[.B47]+([.B48]-[.B47]-[.D51])/2" office:value-type="float" office:value="213.6675" calcext:value-type="float">
            <text:p>213,6675</text:p>
          </table:table-cell>
          <table:table-cell office:value-type="float" office:value="36" calcext:value-type="float">
            <text:p>36</text:p>
          </table:table-cell>
          <table:table-cell office:value-type="float" office:value="8.165" calcext:value-type="float">
            <text:p>8,16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5.5" calcext:value-type="float">
            <text:p>425,5</text:p>
          </table:table-cell>
          <table:table-cell table:formula="of:=[.B8]+[.B26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5.5" calcext:value-type="float">
            <text:p>425,5</text:p>
          </table:table-cell>
          <table:table-cell table:formula="of:=[.B9]+[.B26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2.262972330879" calcext:value-type="float">
            <text:p>252,2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5.5" calcext:value-type="float">
            <text:p>425,5</text:p>
          </table:table-cell>
          <table:table-cell table:formula="of:=[.B34]-2*[.B26]"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1]-[.B$59]" office:value-type="float" office:value="200" calcext:value-type="float">
            <text:p>200</text:p>
          </table:table-cell>
          <table:table-cell table:formula="of:=[.C61]-[.C$59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2]-[.B$59]" office:value-type="float" office:value="185" calcext:value-type="float">
            <text:p>185</text:p>
          </table:table-cell>
          <table:table-cell table:formula="of:=[.C62]-[.C$59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3]-[.B$59]" office:value-type="float" office:value="170" calcext:value-type="float">
            <text:p>170</text:p>
          </table:table-cell>
          <table:table-cell table:formula="of:=[.C63]-[.C$59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4]-[.B$59]" office:value-type="float" office:value="155" calcext:value-type="float">
            <text:p>155</text:p>
          </table:table-cell>
          <table:table-cell table:formula="of:=[.C64]-[.C$59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</table:table>
      <table:table table:name="tabelle" table:style-name="ta1">
        <table:table-column table:style-name="co7" table:default-cell-style-name="Default"/>
        <table:table-column table:style-name="co7" table:default-cell-style-name="ce41"/>
        <table:table-column table:style-name="co7" table:default-cell-style-name="ce37"/>
        <table:table-column table:style-name="co7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39" office:value-type="string" calcext:value-type="string" table:number-columns-spanned="4" table:number-rows-spanned="1">
            <text:p>Calcolo dorso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/>
          <table:table-cell table:style-name="ce39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40" office:value-type="string" calcext:value-type="string">
            <text:p>pagine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,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,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,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4.3" calcext:value-type="float">
            <text:p>4,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4.8" calcext:value-type="float">
            <text:p>4,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float" office:value="5.2" calcext:value-type="float">
            <text:p>5,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,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20]/8*0.5" office:value-type="float" office:value="8" calcext:value-type="float">
            <text:p>8,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,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5" calcext:value-type="float">
            <text:p>8,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,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,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8" calcext:value-type="float">
            <text:p>11,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,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.3" calcext:value-type="float">
            <text:p>13,3</text:p>
          </table:table-cell>
          <table:table-cell table:style-name="Default"/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.5" calcext:value-type="float">
            <text:p>13,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.8" calcext:value-type="float">
            <text:p>13,8</text:p>
          </table:table-cell>
          <table:table-cell table:style-name="Default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,0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.5" calcext:value-type="float">
            <text:p>14,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,0</text:p>
          </table:table-cell>
          <table:table-cell table:style-name="Default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5" calcext:value-type="float">
            <text:p>15,5</text:p>
          </table:table-cell>
          <table:table-cell table:style-name="Default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.6" calcext:value-type="float">
            <text:p>17,6</text:p>
          </table:table-cell>
          <table:table-cell table:style-name="Default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.8" calcext:value-type="float">
            <text:p>17,8</text:p>
          </table:table-cell>
          <table:table-cell table:style-name="Default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,0</text:p>
          </table:table-cell>
          <table:table-cell table:style-name="Default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.5" calcext:value-type="float">
            <text:p>18,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,0</text:p>
          </table:table-cell>
          <table:table-cell table:style-name="Default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49]/8*0.5" office:value-type="float" office:value="22.5" calcext:value-type="float">
            <text:p>22,5</text:p>
          </table:table-cell>
          <table:table-cell table:style-name="Default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number:min-decimal-places="1" number:min-integer-digits="1" number:grouping="true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5:19:35.29308346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e Zambelli</meta:initial-creator>
    <meta:creation-date>2016-09-12T16:21:50.517828305</meta:creation-date>
    <meta:generator>LibreOffice/7.1.5.2$Linux_X86_64 LibreOffice_project/10$Build-2</meta:generator>
    <dc:date>2021-09-16T15:24:31.930675496</dc:date>
    <dc:creator>Daniele Zambelli</dc:creator>
    <meta:editing-duration>PT3H47M54S</meta:editing-duration>
    <meta:editing-cycles>29</meta:editing-cycles>
    <meta:document-statistic meta:table-count="2" meta:cell-count="312" meta:object-count="0"/>
  </office:meta>
</office:document-meta>
</file>